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co20" style:family="table-column">
      <style:table-column-properties fo:break-before="auto" style:column-width="1.7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3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3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3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3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table:number-columns-repeated="2"/>
          <table:table-cell table:formula="of:=[.F35]+[.E36]" office:value-type="float" office:value="2240" calcext:value-type="float">
            <text:p>2240</text:p>
          </table:table-cell>
          <table:table-cell/>
          <table:table-cell table:style-name="ce27" table:formula="of:=[.H35]+[.G36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3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240" calcext:value-type="float">
            <text:p>2240</text:p>
          </table:table-cell>
          <table:table-cell/>
          <table:table-cell table:style-name="ce27" table:formula="of:=[.H36]+[.G37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3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240" calcext:value-type="float">
            <text:p>2240</text:p>
          </table:table-cell>
          <table:table-cell/>
          <table:table-cell table:style-name="ce27" table:formula="of:=[.H37]+[.G38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3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240" calcext:value-type="float">
            <text:p>2240</text:p>
          </table:table-cell>
          <table:table-cell/>
          <table:table-cell table:style-name="ce27" table:formula="of:=[.H38]+[.G39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0" calcext:value-type="currency">
            <text:p>0,00 €</text:p>
          </table:table-cell>
          <table:table-cell table:style-name="ce28" table:formula="of:=[.N38]+[.M39]" office:value-type="currency" office:currency="EUR" office:value="764.77" calcext:value-type="currency">
            <text:p>764,77 €</text:p>
          </table:table-cell>
          <table:table-cell table:style-name="ce29" table:formula="of:=[.A39]*budgetjour-[.N39]" office:value-type="currency" office:currency="EUR" office:value="375.23" calcext:value-type="currency">
            <text:p>37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3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240" calcext:value-type="float">
            <text:p>2240</text:p>
          </table:table-cell>
          <table:table-cell/>
          <table:table-cell table:style-name="ce27" table:formula="of:=[.H39]+[.G40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0" calcext:value-type="currency">
            <text:p>0,00 €</text:p>
          </table:table-cell>
          <table:table-cell table:style-name="ce28" table:formula="of:=[.N39]+[.M40]" office:value-type="currency" office:currency="EUR" office:value="764.77" calcext:value-type="currency">
            <text:p>764,77 €</text:p>
          </table:table-cell>
          <table:table-cell table:style-name="ce29" table:formula="of:=[.A40]*budgetjour-[.N40]" office:value-type="currency" office:currency="EUR" office:value="405.23" calcext:value-type="currency">
            <text:p>40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3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float" office:value="0" calcext:value-type="float">
            <text:p>0</text:p>
          </table:table-cell>
          <table:table-cell table:number-columns-repeated="2"/>
          <table:table-cell table:formula="of:=[.F40]+[.E41]" office:value-type="float" office:value="2240" calcext:value-type="float">
            <text:p>2240</text:p>
          </table:table-cell>
          <table:table-cell/>
          <table:table-cell table:style-name="ce27" table:formula="of:=[.H40]+[.G41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0" calcext:value-type="currency">
            <text:p>0,00 €</text:p>
          </table:table-cell>
          <table:table-cell table:style-name="ce28" table:formula="of:=[.N40]+[.M41]" office:value-type="currency" office:currency="EUR" office:value="764.77" calcext:value-type="currency">
            <text:p>764,77 €</text:p>
          </table:table-cell>
          <table:table-cell table:style-name="ce29" table:formula="of:=[.A41]*budgetjour-[.N41]" office:value-type="currency" office:currency="EUR" office:value="435.23" calcext:value-type="currency">
            <text:p>43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3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240" calcext:value-type="float">
            <text:p>2240</text:p>
          </table:table-cell>
          <table:table-cell/>
          <table:table-cell table:style-name="ce27" table:formula="of:=[.H41]+[.G42]" office:value-type="float" office:value="16293" calcext:value-type="float">
            <text:p>1629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764.77" calcext:value-type="currency">
            <text:p>764,77 €</text:p>
          </table:table-cell>
          <table:table-cell table:style-name="ce29" table:formula="of:=[.A42]*budgetjour-[.N42]" office:value-type="currency" office:currency="EUR" office:value="465.23" calcext:value-type="currency">
            <text:p>465,2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3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22:15:38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4T22:17:32.201000000</dc:date>
    <meta:editing-duration>P4DT5H25M25S</meta:editing-duration>
    <meta:editing-cycles>76</meta:editing-cycles>
    <meta:generator>LibreOffice/7.1.2.2$Windows_X86_64 LibreOffice_project/8a45595d069ef5570103caea1b71cc9d82b2aae4</meta:generator>
    <meta:document-statistic meta:table-count="2" meta:cell-count="624" meta:object-count="0"/>
    <meta:user-defined meta:name="Info 1"/>
    <meta:user-defined meta:name="Info 2"/>
    <meta:user-defined meta:name="Info 3"/>
    <meta:user-defined meta:name="Info 4"/>
  </office:meta>
</office:document-meta>
</file>